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4cm"/>
    </style:style>
    <style:style style:name="co3" style:family="table-column">
      <style:table-column-properties fo:break-before="auto" style:column-width="3.93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7"/>
        <table:table-row table:style-name="ro1">
          <table:table-cell table:style-name="ce1" office:value-type="string" table:number-columns-spanned="3" table:number-rows-spanned="1">
            <text:p>Parts List - 0601617739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2">
          <table:table-cell table:style-name="ce2" office:value-type="string">
            <text:p>Item #</text:p>
          </table:table-cell>
          <table:table-cell table:style-name="ce2" office:value-type="string">
            <text:p>Part #</text:p>
          </table:table-cell>
          <table:table-cell table:style-name="ce5" office:value-type="string">
            <text:p>Parts Description</text:p>
          </table:table-cell>
          <table:table-cell table:style-name="ce6"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10922584">
            <text:p>2610922584</text:p>
          </table:table-cell>
          <table:table-cell office:value-type="string">
            <text:p>MOTOR HOUSING</text:p>
          </table:table-cell>
          <table:table-cell/>
          <table:table-cell table:style-name="ce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10934202">
            <text:p>2610934202</text:p>
          </table:table-cell>
          <table:table-cell office:value-type="string">
            <text:p>FIELD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10934201">
            <text:p>2610934201</text:p>
          </table:table-cell>
          <table:table-cell office:value-type="string">
            <text:p>ARMATURE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10913918">
            <text:p>2610913918</text:p>
          </table:table-cell>
          <table:table-cell office:value-type="string">
            <text:p>ON-OFF SWITCH</text:p>
          </table:table-cell>
          <table:table-cell table:number-columns-repeated="2"/>
        </table:table-row>
        <table:table-row table:style-name="ro2">
          <table:table-cell office:value-type="string">
            <text:p>5/3</text:p>
          </table:table-cell>
          <table:table-cell office:value-type="float" office:value="3601352502">
            <text:p>3601352502</text:p>
          </table:table-cell>
          <table:table-cell office:value-type="string">
            <text:p>RING</text:p>
          </table:table-cell>
          <table:table-cell table:number-columns-repeated="2"/>
        </table:table-row>
        <table:table-row table:style-name="ro2">
          <table:table-cell office:value-type="string">
            <text:p>5/4</text:p>
          </table:table-cell>
          <table:table-cell office:value-type="float" office:value="3601352501">
            <text:p>3601352501</text:p>
          </table:table-cell>
          <table:table-cell office:value-type="string">
            <text:p>RING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01035001">
            <text:p>2601035001</text:p>
          </table:table-cell>
          <table:table-cell office:value-type="string">
            <text:p>CABLE CLIP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10915243">
            <text:p>2610915243</text:p>
          </table:table-cell>
          <table:table-cell office:value-type="string">
            <text:p>NAMEPLATE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600905513">
            <text:p>3600905513</text:p>
          </table:table-cell>
          <table:table-cell office:value-type="string">
            <text:p>DEEP-GROOVE BALL BEARING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600905512">
            <text:p>3600905512</text:p>
          </table:table-cell>
          <table:table-cell office:value-type="string">
            <text:p>DEEP-GROOVE BALL BEARING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10991373">
            <text:p>2610991373</text:p>
          </table:table-cell>
          <table:table-cell office:value-type="string">
            <text:p>INSULATING SLEEVE</text:p>
          </table:table-cell>
          <table:table-cell/>
          <table:table-cell table:style-name="ce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04477005">
            <text:p>1604477005</text:p>
          </table:table-cell>
          <table:table-cell office:value-type="string">
            <text:p>BLADE TERMINAL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10993582">
            <text:p>2610993582</text:p>
          </table:table-cell>
          <table:table-cell office:value-type="string">
            <text:p>NUT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2610941007">
            <text:p>2610941007</text:p>
          </table:table-cell>
          <table:table-cell office:value-type="string">
            <text:p>REAR HOUSING SECTION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10991375">
            <text:p>2610991375</text:p>
          </table:table-cell>
          <table:table-cell office:value-type="string">
            <text:p>BEARING HOLDER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00210115">
            <text:p>1900210115</text:p>
          </table:table-cell>
          <table:table-cell office:value-type="string">
            <text:p>O-RING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610941008">
            <text:p>2610941008</text:p>
          </table:table-cell>
          <table:table-cell office:value-type="string">
            <text:p>SET OF HANDLES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07233136">
            <text:p>1607233136</text:p>
          </table:table-cell>
          <table:table-cell office:value-type="string">
            <text:p>SPEED GOVERNOR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10994107">
            <text:p>2610994107</text:p>
          </table:table-cell>
          <table:table-cell office:value-type="string">
            <text:p>REFERENCE PLATE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10991387">
            <text:p>2610991387</text:p>
          </table:table-cell>
          <table:table-cell office:value-type="string">
            <text:p>HANDLE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10922551">
            <text:p>2610922551</text:p>
          </table:table-cell>
          <table:table-cell office:value-type="string">
            <text:p>BASE</text:p>
          </table:table-cell>
          <table:table-cell/>
          <table:table-cell table:style-name="ce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13300006">
            <text:p>1613300006</text:p>
          </table:table-cell>
          <table:table-cell office:value-type="string">
            <text:p>HEX NUT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10915060">
            <text:p>2610915060</text:p>
          </table:table-cell>
          <table:table-cell office:value-type="string">
            <text:p>CLAMPING LEVER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0991384">
            <text:p>2610991384</text:p>
          </table:table-cell>
          <table:table-cell office:value-type="string">
            <text:p>ROD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610991385">
            <text:p>2610991385</text:p>
          </table:table-cell>
          <table:table-cell office:value-type="string">
            <text:p>LEVER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610991371">
            <text:p>2610991371</text:p>
          </table:table-cell>
          <table:table-cell office:value-type="string">
            <text:p>SPRING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610993576">
            <text:p>2610993576</text:p>
          </table:table-cell>
          <table:table-cell office:value-type="string">
            <text:p>ADJUSTING DEVICE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610993577">
            <text:p>2610993577</text:p>
          </table:table-cell>
          <table:table-cell office:value-type="string">
            <text:p>RING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610928164">
            <text:p>2610928164</text:p>
          </table:table-cell>
          <table:table-cell office:value-type="string">
            <text:p>COVER PLATE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610991389">
            <text:p>2610991389</text:p>
          </table:table-cell>
          <table:table-cell office:value-type="string">
            <text:p>CHIP DEFLECTOR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610991372">
            <text:p>2610991372</text:p>
          </table:table-cell>
          <table:table-cell office:value-type="string">
            <text:p>COVER</text:p>
          </table:table-cell>
          <table:table-cell/>
          <table:table-cell table:style-name="ce3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603490017">
            <text:p>2603490017</text:p>
          </table:table-cell>
          <table:table-cell office:value-type="string">
            <text:p>TORX OVAL-HEAD SCREW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10991306">
            <text:p>2610991306</text:p>
          </table:table-cell>
          <table:table-cell office:value-type="string">
            <text:p>SCREW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2910011219">
            <text:p>2910011219</text:p>
          </table:table-cell>
          <table:table-cell office:value-type="string">
            <text:p>SOCKET HEAD CAP SCREW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18660004">
            <text:p>2918660004</text:p>
          </table:table-cell>
          <table:table-cell office:value-type="string">
            <text:p>WASHER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610996054">
            <text:p>2610996054</text:p>
          </table:table-cell>
          <table:table-cell office:value-type="string">
            <text:p>RETAINING SNAP RING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10994492">
            <text:p>2610994492</text:p>
          </table:table-cell>
          <table:table-cell office:value-type="string">
            <text:p>BOLT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610915161">
            <text:p>2610915161</text:p>
          </table:table-cell>
          <table:table-cell office:value-type="string">
            <text:p>SCREW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10641120">
            <text:p>2910641120</text:p>
          </table:table-cell>
          <table:table-cell office:value-type="string">
            <text:p>OVAL-HEAD SCREW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10910566">
            <text:p>2610910566</text:p>
          </table:table-cell>
          <table:table-cell office:value-type="string">
            <text:p>TAPPING SCREW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16011013">
            <text:p>2916011013</text:p>
          </table:table-cell>
          <table:table-cell office:value-type="string">
            <text:p>PLAIN WASHER</text:p>
          </table:table-cell>
          <table:table-cell/>
          <table:table-cell table:style-name="ce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2910141166">
            <text:p>2910141166</text:p>
          </table:table-cell>
          <table:table-cell office:value-type="string">
            <text:p>HEX SOCKET HEAD CAP SCREW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610991370">
            <text:p>2610991370</text:p>
          </table:table-cell>
          <table:table-cell office:value-type="string">
            <text:p>LOCATING RING</text:p>
          </table:table-cell>
          <table:table-cell table:number-columns-repeated="2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610992417">
            <text:p>2610992417</text:p>
          </table:table-cell>
          <table:table-cell office:value-type="string">
            <text:p>SINGLE-HEAD ENG. WRENCH</text:p>
          </table:table-cell>
          <table:table-cell table:number-columns-repeated="2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610991388">
            <text:p>2610991388</text:p>
          </table:table-cell>
          <table:table-cell office:value-type="string">
            <text:p>SINGLE-HEAD ENG. WRENCH</text:p>
          </table:table-cell>
          <table:table-cell table:number-columns-repeated="2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910871122">
            <text:p>2910871122</text:p>
          </table:table-cell>
          <table:table-cell office:value-type="string">
            <text:p>COUNTERSUNK-HEAD SCREW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610906283">
            <text:p>2610906283</text:p>
          </table:table-cell>
          <table:table-cell office:value-type="string">
            <text:p>COLLET CHUCK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610906287">
            <text:p>2610906287</text:p>
          </table:table-cell>
          <table:table-cell office:value-type="string">
            <text:p>COLLET CHUCK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610906284">
            <text:p>2610906284</text:p>
          </table:table-cell>
          <table:table-cell office:value-type="string">
            <text:p>COLLET CHUCK</text:p>
          </table:table-cell>
          <table:table-cell table:number-columns-repeated="2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3604460560">
            <text:p>3604460560</text:p>
          </table:table-cell>
          <table:table-cell office:value-type="string">
            <text:p>POWER SUPPLY CORD</text:p>
          </table:table-cell>
          <table:table-cell table:number-columns-repeated="2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3600703512">
            <text:p>3600703512</text:p>
          </table:table-cell>
          <table:table-cell office:value-type="string">
            <text:p>GROMMET</text:p>
          </table:table-cell>
          <table:table-cell/>
          <table:table-cell table:style-name="ce3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2610907629">
            <text:p>2610907629</text:p>
          </table:table-cell>
          <table:table-cell office:value-type="string">
            <text:p>NAMEPLATE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3604321514">
            <text:p>3604321514</text:p>
          </table:table-cell>
          <table:table-cell office:value-type="string">
            <text:p>CARBON-BRUSH SET</text:p>
          </table:table-cell>
          <table:table-cell table:number-columns-repeated="2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3604336506">
            <text:p>3604336506</text:p>
          </table:table-cell>
          <table:table-cell office:value-type="string">
            <text:p>BRUSH HOLDER</text:p>
          </table:table-cell>
          <table:table-cell table:number-columns-repeated="2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3604652501">
            <text:p>3604652501</text:p>
          </table:table-cell>
          <table:table-cell office:value-type="string">
            <text:p>SPIRAL SPR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21:13:03.95</meta:creation-date>
    <dc:date>2014-04-19T21:18:10.26</dc:date>
    <meta:editing-duration>P0D</meta:editing-duration>
    <meta:editing-cycles>1</meta:editing-cycles>
    <meta:document-statistic meta:table-count="1" meta:cell-count="169" meta:object-count="0"/>
    <meta:generator>LibreOffice/4.0.1.2$Windows_x86 LibreOffice_project/84102822e3d61eb989ddd325abf1ac077904985</meta:generator>
  </office:meta>
</office:document-meta>
</file>